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11000002D8179C92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ceb6" officeooo:paragraph-rsid="0002ce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Útvonalterv személygépjárművel mentünk megkeresni a kolodko szobrokat</text:p>
      <text:p text:style-name="Standard"/>
      <text:p text:style-name="Standard"/>
      <text:p text:style-name="Standard"/>
      <text:p text:style-name="Standard"><draw:frame draw:style-name="fr1" draw:name="Kép1" text:anchor-type="char" svg:x="-0.318cm" svg:y="0.18cm" svg:width="14.356cm" svg:height="8.057cm" draw:z-index="0"><draw:image xlink:href="Pictures/1000000100000511000002D8179C92B6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6T20:33:25.304000000</meta:creation-date>
    <dc:date>2025-02-16T20:43:52.370000000</dc:date>
    <meta:editing-duration>PT10M27S</meta:editing-duration>
    <meta:editing-cycles>1</meta:editing-cycles>
    <meta:document-statistic meta:table-count="0" meta:image-count="1" meta:object-count="0" meta:page-count="1" meta:paragraph-count="1" meta:word-count="7" meta:character-count="69" meta:non-whitespace-character-count="63"/>
    <meta:generator>LibreOffice/24.2.5.2$Windows_X86_64 LibreOffice_project/bffef4ea93e59bebbeaf7f431bb02b1a39ee8a59</meta:generator>
  </office:meta>
</office:document-meta>
</file>